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11665e" style:font-size-asian="12pt" style:font-size-complex="12pt"/>
    </style:style>
    <style:style style:name="P3" style:family="paragraph" style:parent-style-name="Text_20_body">
      <style:text-properties fo:font-size="12pt" officeooo:paragraph-rsid="0012cd17" style:font-size-asian="12pt" style:font-size-complex="12pt"/>
    </style:style>
    <style:style style:name="P4" style:family="paragraph" style:parent-style-name="Text_20_body">
      <style:text-properties fo:font-size="12pt" officeooo:paragraph-rsid="001597af" style:font-size-asian="12pt" style:font-size-complex="12pt"/>
    </style:style>
    <style:style style:name="T1" style:family="text">
      <style:text-properties officeooo:rsid="0011665e"/>
    </style:style>
    <style:style style:name="T2" style:family="text">
      <style:text-properties officeooo:rsid="0013c914"/>
    </style:style>
    <style:style style:name="T3" style:family="text">
      <style:text-properties officeooo:rsid="00159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1"><text:tab/>QEvent的类是所有事件类的基类。事件对象包含事件参数。</text:p>
      <text:p text:style-name="P2"><text:tab/>Qt的主事件循环（QCoreApplication :: EXEC()）从事件队列中获取本地窗口系统事件，将其转换为QEvents，并将转换事件发送给QObject。</text:p>
      <text:p text:style-name="P3"><text:tab/>在一般情况下，事件都来自底层的窗口系统（<text:span text:style-name="T1">spontaneous</text:span>()返回true），但它也可以用QCoreApplication ::SendEvent()和QCoreApplication ::<text:span text:style-name="T2">postEvent</text:span>()手动发送事件（<text:span text:style-name="T1">spontaneous </text:span>()返回false）。</text:p>
      <text:p text:style-name="P4"><text:tab/>QObject接收其称他们的QObject ::事件()函数的事件。该函数可以在子类中重新实现以实现自定义事件处理，并添加额外的事件类型； QWidget::<text:span text:style-name="T3">enent</text:span>()是一个显著的例子。默认情况下，事件被分派到类似QObject :: timerEvent()和QWidget:: mouseMoveEvent()之类的事件处理程序。QObject :: installEventFilter()允许一个对象来截取发往另一个对象的事件。</text:p>
      <text:p text:style-name="P4"><text:tab/>基本QEvent仅包含一个事件类型参数和一个“<text:span text:style-name="T3">accept</text:span>”标志。接受标志使用accept()方法设置，并使用<text:span text:style-name="T3">ignore</text:span>()清除。这是默认设置，但不要依赖这个子类在它的构造函数中选择选择明确的函数清除它。</text:p>
      <text:p text:style-name="P1"><text:tab/>QEvent的子类包含描述特定事件的附加参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2:09:34.882171118</meta:creation-date>
    <dc:date>2015-12-18T12:31:30.489871745</dc:date>
    <meta:editing-duration>PT21M1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338" meta:character-count="606" meta:non-whitespace-character-count="588"/>
  </office:meta>
</office:document-meta>
</file>